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svg:stroke-width="0.018cm" svg:stroke-color="#ed1c24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loext:graphic-properties draw:fill="none" draw:fill-color="#ffffff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text-position="-33% 58%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-33% 58%" fo:font-size="12pt" fo:font-style="normal" style:font-size-asian="12pt" style:font-style-asian="normal" style:font-size-complex="12pt" style:font-style-complex="normal"/>
    </style:style>
    <style:style style:name="T6" style:family="text">
      <style:text-properties style:text-position="-33% 58%"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4pt" fo:font-style="normal" style:font-size-asian="14pt" style:font-style-asian="normal" style:font-size-complex="14pt" style:font-style-complex="normal"/>
    </style:style>
    <style:style style:name="T10" style:family="text">
      <style:text-properties style:text-position="-33% 58%"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9.905cm" svg:height="6.499cm" draw:transform="rotate (-3.14159265358979) translate (10.5562314823781cm 6.86517334079793cm)" svg:viewBox="0 0 9906 6500" svg:d="M7109 6098c604 111 1109 196 1576-230 404-368 1084-400 1202-1106 107-637-262-1168-625-1587-443-511-948-1069-914-1829 28-631-533-1258-1251-1250-551 6-1083-85-1635-96-773-14-1075 895-1588 1346-533 469-1400 366-1876 963-521 654-1767 88-1972 1154-126 654 219 1214 673 1684 390 403 476 1287 1203 1251 627-31 1249 136 1876 96 547-34 1094 51 1635-144 556-200 1155 51 1696-252z">
          <text:p/>
        </draw:path>
        <draw:path draw:style-name="gr2" draw:text-style-name="P1" draw:layer="layout" svg:width="1.524cm" svg:height="5.807cm" svg:x="4.462cm" svg:y="0.592cm" svg:viewBox="0 0 1525 5808" svg:d="M28 0c1 172 16 343 13 516-4 199 55 383 40 582-17 232 10 468-27 701-33 204-25 415-53 622-27 201 661 472 635 675-27 210 254 678 254 889 0 193-243 313-254 508-11 191 80 197 127 381 47 185-610 263-381 381 158 81 89 248 254 254 190 7 140-8 305 61 141 59 268 157 423 185l132 53 29-45">
          <text:p/>
        </draw:path>
        <draw:frame draw:style-name="gr3" draw:text-style-name="P3" draw:layer="layout" svg:width="2.957cm" svg:height="0.725cm" svg:x="5.606cm" svg:y="0.931cm">
          <draw:text-box>
            <text:p text:style-name="P2"><text:span text:style-name="T1">Subs</text:span><text:span text:style-name="T1">yste</text:span><text:span text:style-name="T1">m 2</text:span></text:p>
          </draw:text-box>
        </draw:frame>
        <draw:frame draw:style-name="gr3" draw:text-style-name="P3" draw:layer="layout" svg:width="2.957cm" svg:height="0.725cm" svg:x="1.252cm" svg:y="1.439cm">
          <draw:text-box>
            <text:p text:style-name="P2"><text:span text:style-name="T1">Subsystem 1</text:span></text:p>
          </draw:text-box>
        </draw:frame>
        <draw:frame draw:style-name="gr3" draw:text-style-name="P4" draw:layer="layout" svg:width="1.53cm" svg:height="0.826cm" svg:x="1.796cm" svg:y="2.672cm">
          <draw:text-box>
            <text:p><text:span text:style-name="T2">V</text:span><text:span text:style-name="T3">1</text:span><text:span text:style-name="T4">, </text:span><text:span text:style-name="T2">n</text:span><text:span text:style-name="T3">1</text:span></text:p>
          </draw:text-box>
        </draw:frame>
        <draw:frame draw:style-name="gr3" draw:text-style-name="P4" draw:layer="layout" svg:width="1.53cm" svg:height="0.826cm" svg:x="6.362cm" svg:y="1.973cm">
          <draw:text-box>
            <text:p><text:span text:style-name="T2">V</text:span><text:span text:style-name="T5">2</text:span><text:span text:style-name="T4">, </text:span><text:span text:style-name="T2">n</text:span><text:span text:style-name="T5">2</text:span></text:p>
          </draw:text-box>
        </draw:frame>
        <draw:frame draw:style-name="gr3" draw:text-style-name="P4" draw:layer="layout" svg:width="2.669cm" svg:height="0.725cm" svg:x="2.177cm" svg:y="3.688cm">
          <draw:text-box>
            <text:p><text:span text:style-name="T4">Microstate </text:span><text:span text:style-name="T2">i</text:span></text:p>
          </draw:text-box>
        </draw:frame>
        <draw:frame draw:style-name="gr3" draw:text-style-name="P4" draw:layer="layout" svg:width="2.669cm" svg:height="0.725cm" svg:x="5.858cm" svg:y="2.926cm">
          <draw:text-box>
            <text:p><text:span text:style-name="T4">Microstate </text:span><text:span text:style-name="T2">j</text:span></text:p>
          </draw:text-box>
        </draw:frame>
        <draw:frame draw:style-name="gr3" draw:text-style-name="P5" draw:layer="layout" svg:width="0.841cm" svg:height="0.826cm" svg:x="3.193cm" svg:y="4.958cm">
          <draw:text-box>
            <text:p><text:span text:style-name="T2">E</text:span><text:span text:style-name="T6">i</text:span></text:p>
          </draw:text-box>
        </draw:frame>
        <draw:frame draw:style-name="gr3" draw:text-style-name="P5" draw:layer="layout" svg:width="0.841cm" svg:height="0.826cm" svg:x="6.543cm" svg:y="3.942cm">
          <draw:text-box>
            <text:p><text:span text:style-name="T2">E</text:span><text:span text:style-name="T6">j</text:span></text:p>
          </draw:text-box>
        </draw:frame>
        <draw:frame draw:style-name="gr3" draw:text-style-name="P6" draw:layer="layout" svg:width="8.583cm" svg:height="1.479cm" svg:x="2.064cm" svg:y="7.066cm">
          <draw:text-box>
            <text:p><text:span text:style-name="T7">System = 1 + 2 in microstate </text:span><text:span text:style-name="T8">k = </text:span><text:span text:style-name="T9">(</text:span><text:span text:style-name="T8">i</text:span><text:span text:style-name="T9">, </text:span><text:span text:style-name="T8">j</text:span><text:span text:style-name="T9">)</text:span></text:p>
            <text:p><text:span text:style-name="T8">V</text:span><text:span text:style-name="T9"> = </text:span><text:span text:style-name="T8">V</text:span><text:span text:style-name="T10">1</text:span><text:span text:style-name="T9"> + </text:span><text:span text:style-name="T8">V</text:span><text:span text:style-name="T10">2</text:span><text:span text:style-name="T9">, </text:span><text:span text:style-name="T8">n</text:span><text:span text:style-name="T9"> = </text:span><text:span text:style-name="T8">n</text:span><text:span text:style-name="T10">1</text:span><text:span text:style-name="T9"> + </text:span><text:span text:style-name="T8">n</text:span><text:span text:style-name="T10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3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3T10:49:03.344780147</meta:creation-date>
    <dc:date>2018-01-03T11:31:07.655381369</dc:date>
    <meta:editing-duration>PT26M46S</meta:editing-duration>
    <meta:editing-cycles>12</meta:editing-cycles>
    <meta:generator>LibreOffice/5.4.4.2$Linux_X86_64 LibreOffice_project/40$Build-2</meta:generator>
    <meta:document-statistic meta:object-count="11"/>
  </office:meta>
</office:document-meta>
</file>